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1F1F1F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A2A2A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2A2A2A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C1D1E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3.683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3.89466666666667cm"/>
    </style:style>
    <style:style style:name="co8" style:family="table-column">
      <style:table-column-properties fo:break-before="auto" style:column-width="3.91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4.4pt" style:use-optimal-row-height="false" fo:break-before="auto"/>
    </style:style>
    <style:style style:name="ro3" style:family="table-row">
      <style:table-row-properties style:row-height="154.8pt" style:use-optimal-row-height="false" fo:break-before="auto"/>
    </style:style>
    <style:style style:name="ro4" style:family="table-row">
      <style:table-row-properties style:row-height="134.4pt" style:use-optimal-row-height="false" fo:break-before="auto"/>
    </style:style>
    <style:style style:name="ro5" style:family="table-row">
      <style:table-row-properties style:row-height="159.6pt" style:use-optimal-row-height="false" fo:break-before="auto"/>
    </style:style>
    <style:style style:name="ro6" style:family="table-row">
      <style:table-row-properties style:row-height="13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r.</text:p>
          </table:table-cell>
          <table:table-cell office:value-type="string" table:style-name="ce1">
            <text:p>Autor(i)/An</text:p>
          </table:table-cell>
          <table:table-cell office:value-type="string" table:style-name="ce1">
            <text:p>Aplicatie/Domeniu</text:p>
          </table:table-cell>
          <table:table-cell office:value-type="string" table:style-name="ce1">
            <text:p>Tehnologii utilizate</text:p>
          </table:table-cell>
          <table:table-cell office:value-type="string" table:style-name="ce1">
            <text:p>Metodologie/Abordare</text:p>
          </table:table-cell>
          <table:table-cell office:value-type="string" table:style-name="ce1">
            <text:p>Rezultate</text:p>
          </table:table-cell>
          <table:table-cell office:value-type="string" table:style-name="ce1">
            <text:p>Limitari</text:p>
          </table:table-cell>
          <table:table-cell office:value-type="string" table:style-name="ce1">
            <text:p>Comentarii suplimentare</text:p>
          </table:table-cell>
          <table:table-cell table:number-columns-repeated="16376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3">
            <text:p>Shumao Pang , Chunlan Pang , Zhihai Su, Liyan Lin, Lei Zhao, Yangfan Chen, Yujia Zhou , Hai Lu, Qianjin Feng /2022</text:p>
          </table:table-cell>
          <table:table-cell office:value-type="string" table:style-name="ce5">
            <text:p>Spine segmentation for MR image by a detection-guided mixed-supervised segmentation network</text:p>
          </table:table-cell>
          <table:table-cell office:value-type="string" table:style-name="ce5">
            <text:p>detection-guided learner (DGL) detection-guided label fusion (DGLF)</text:p>
          </table:table-cell>
          <table:table-cell office:value-type="string" table:style-name="ce3">
            <text:p>segmentation path for generating the spine segmentation prediction and a detection path<text:s/></text:p>
          </table:table-cell>
          <table:table-cell office:value-type="string" table:style-name="ce5">
            <text:p>87.21% for segmentations of 5 vertebral bodies and 5 intervertebral discs</text:p>
          </table:table-cell>
          <table:table-cell office:value-type="string" table:style-name="ce5">
            <text:p> The loss function is a weighted combination of the losses of the segmentation task and detection task.</text:p>
          </table:table-cell>
          <table:table-cell office:value-type="string" table:style-name="ce6">
            <text:p>/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8">
            <text:p>Malinda Vania, Dawit Mureja,  <text:s text:c="7"/>Deukhee Lee/ 2019<text:s/></text:p>
          </table:table-cell>
          <table:table-cell office:value-type="string" table:style-name="ce8">
            <text:p>Automatic spine segmentation from CT images using Convolutional Neural Network via redundant generation of class labels </text:p>
          </table:table-cell>
          <table:table-cell office:value-type="string" table:style-name="ce8">
            <text:p>convolutional neural network (CNN) and fully convolutional network (FCN) methods, computed tomography (CT)</text:p>
          </table:table-cell>
          <table:table-cell office:value-type="string" table:style-name="ce8">
            <text:p>morphological image processing, region-based image processing, and contrast adjustment. After data preprocessing, histogram-based multiphase segmentation is performed.</text:p>
          </table:table-cell>
          <table:table-cell office:value-type="string" table:style-name="ce8">
            <text:p>volumetric similarity (96%), sensitivity (97%), specificity (99%), precision (over segmentation 8.3 and under segmentation 2.6), accuracy (99%),</text:p>
          </table:table-cell>
          <table:table-cell office:value-type="string" table:style-name="ce8">
            <text:p>Different spine CT datasets will have different numbers of distinct regions, based on the histogram-based multiphase segmentation. </text:p>
          </table:table-cell>
          <table:table-cell office:value-type="string" table:style-name="ce9">
            <text:p>We evaluated the method on a database of 32 cases and compared the results with other automatic methods in order to draw reliable conclusions. </text:p>
          </table:table-cell>
          <table:table-cell table:number-columns-repeated="16376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10">
            <text:p>Hongjiang Lu, Mingying Li, Kun Yu, Yingjiao Zhang, Liang Yu/ 2023<text:s/></text:p>
          </table:table-cell>
          <table:table-cell office:value-type="string" table:style-name="ce11">
            <text:p>Lumbar spine segmentation method based on deep learning</text:p>
          </table:table-cell>
          <table:table-cell office:value-type="string" table:style-name="ce10">
            <text:p>Windows 10 system, Pycharm 2020.3 × 64 version, Tensorflow 1.16. Hardware equipment: Nvidia 1080T i GPU video memory 1 1G, memory 6 4G, hard disk 2 T.</text:p>
          </table:table-cell>
          <table:table-cell office:value-type="string" table:style-name="ce10">
            <text:p>two stages of lumbar vertebra positioning and lumbar vertebrae segmentation. </text:p>
          </table:table-cell>
          <table:table-cell office:value-type="string" table:style-name="ce10">
            <text:p>A total of 400 samples are utilized for training and other 100 samples are utilized for testing.</text:p>
          </table:table-cell>
          <table:table-cell office:value-type="string" table:style-name="ce10">
            <text:p>The performance on the hospital dataset is better than the VerSe dataset.</text:p>
          </table:table-cell>
          <table:table-cell office:value-type="string" table:style-name="ce12">
            <text:p>compared with the classic Unet method,</text:p>
          </table:table-cell>
          <table:table-cell table:number-columns-repeated="16376"/>
        </table:table-row>
        <table:table-row table:style-name="ro5">
          <table:table-cell office:value-type="float" office:value="4" table:style-name="ce7">
            <text:p>4</text:p>
          </table:table-cell>
          <table:table-cell office:value-type="string" table:style-name="ce10">
            <text:p>Syed Furqan Qadri, Hongxiang Lin, Linlin Shen, Mubashir Ahmad, Salman Qadri, Salabat Khan, Maqbool Khan, Syeda Shamaila Zareen, Muhammad Azeem Akbar, Md Belal Bin Heyat, Saqib Qamar/ 2023</text:p>
          </table:table-cell>
          <table:table-cell office:value-type="string" table:style-name="ce10">
            <text:p>CT-Based Automatic Spine Segmentation Using Patch-Based Deep Learning</text:p>
          </table:table-cell>
          <table:table-cell office:value-type="string" table:style-name="ce10">
            <text:p><text:s/>patch-based deep learning approach</text:p>
          </table:table-cell>
          <table:table-cell office:value-type="string" table:style-name="ce10">
            <text:p>sliding window operation to express image patches using autoencoder high-level features</text:p>
          </table:table-cell>
          <table:table-cell office:value-type="string" table:style-name="ce10">
            <text:p>89.9% in precision, 90.2% in recall, 98.9% in accuracy, 90.4% in F-score, 82.6% in intersection over union (IoU), and 90.2% in Dice coefficient (DC).<text:s/></text:p>
          </table:table-cell>
          <table:table-cell office:value-type="string" table:style-name="ce10">
            <text:p>some background pixels are misclassified as vertebrae, while some vertebrae pixels were missed from the foreground.</text:p>
          </table:table-cell>
          <table:table-cell office:value-type="string" table:style-name="ce12">
            <text:p>Reference segmentation ground truths for three of these datasets are publicly available.<text:s/></text:p>
          </table:table-cell>
          <table:table-cell table:number-columns-repeated="16376"/>
        </table:table-row>
        <table:table-row table:style-name="ro6">
          <table:table-cell office:value-type="float" office:value="5" table:style-name="ce13">
            <text:p>5</text:p>
          </table:table-cell>
          <table:table-cell office:value-type="string" table:style-name="ce14">
            <text:p>Tamas Ungi; Hastings Greer; Kyle R. Sunderland; Victoria Wu; Zachary M. C. Baum; Christopher Schlenger/ 2020</text:p>
          </table:table-cell>
          <table:table-cell office:value-type="string" table:style-name="ce14">
            <text:p>Automatic Spine Ultrasound Segmentation for Scoliosis Visualization and Measurement</text:p>
          </table:table-cell>
          <table:table-cell office:value-type="string" table:style-name="ce14">
            <text:p>X-ray imaging, Ultrasound machines</text:p>
          </table:table-cell>
          <table:table-cell office:value-type="string" table:style-name="ce14">
            <text:p><text:s/>3-dimensional spine reconstructions based on bone identification with deep learning in tracked ultrasound images</text:p>
          </table:table-cell>
          <table:table-cell office:value-type="string" table:style-name="ce14">
            <text:p>91% accuracy</text:p>
          </table:table-cell>
          <table:table-cell office:value-type="string" table:style-name="ce14">
            <text:p>The decrease in recall and precision were smaller</text:p>
          </table:table-cell>
          <table:table-cell office:value-type="string" table:style-name="ce15">
            <text:p>contained 8 square-shaped layers of size 128 × 128, 64 × 64, 32 × 32, 16 × 16, 8 × 8, 4 × 4, 2 × 2, and 1 × 1 artificial neurons with an increasing number of channels of 2, 12, 22, 32, 42, 52, 62, and 72, respectively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enache maria</meta:initial-creator>
    <dc:creator>enache maria</dc:creator>
    <meta:creation-date>2024-10-17T11:32:30Z</meta:creation-date>
    <dc:date>2024-10-31T11:22:07Z</dc:date>
  </office:meta>
</office:document-meta>
</file>